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039cm"/>
    </style:style>
    <style:style style:name="co2" style:family="table-column">
      <style:table-column-properties fo:break-before="auto" style:column-width="2.856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3.9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optionnel (nullable)</text:p>
          </table:table-cell>
          <table:table-cell table:style-name="ce1" office:value-type="string" calcext:value-type="string">
            <text:p>valeur par défaut</text:p>
          </table:table-cell>
          <table:table-cell table:style-name="ce1" office:value-type="string" calcext:value-type="string">
            <text:p>remarque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Nouvel arti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date_publication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Si aucune date n’est précisée l’article est considéré comme étant un brouill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nom_fichier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Le nom du fichier doit être modifié juste après l’upload pour éviter les collisions de n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Ce champ alimente l’attribut « alt » de la balise « img »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eu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eur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eu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ement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Nouvel évèn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e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oto</text:p>
          </table:table-cell>
          <table:table-cell office:value-type="string" calcext:value-type="string">
            <text:p>nom_fichier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Le nom du fichier doit être modifié juste après l’upload pour éviter les collisions de n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to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11:32:42.757127112</meta:creation-date>
    <dc:date>2022-05-11T12:18:02.105190465</dc:date>
    <meta:editing-duration>PT3M47S</meta:editing-duration>
    <meta:editing-cycles>1</meta:editing-cycles>
    <meta:document-statistic meta:table-count="1" meta:cell-count="66" meta:object-count="0"/>
    <meta:generator>LibreOffice/7.2.6.2$Linux_X86_64 LibreOffice_project/20$Build-2</meta:generator>
  </office:meta>
</office:document-meta>
</file>